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111in" loext:contextual-spacing="false" fo:line-height="120%"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3" style:family="paragraph" style:parent-style-name="Text_20_body">
      <style:paragraph-properties fo:margin-top="0in" fo:margin-bottom="0.111in" loext:contextual-spacing="false" fo:line-height="120%"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ffffff"/>
    </style:style>
    <style:style style:name="P4" style:family="paragraph" style:parent-style-name="Text_20_body">
      <style:paragraph-properties fo:margin-top="0in" fo:margin-bottom="0.111in" loext:contextual-spacing="false" fo:line-height="12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5" style:family="paragraph" style:parent-style-name="Text_20_body">
      <style:paragraph-properties fo:margin-top="0in" fo:margin-bottom="0.111in" loext:contextual-spacing="false" fo:line-height="120%"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6" style:family="paragraph" style:parent-style-name="Text_20_body">
      <loext:graphic-properties draw:fill="solid" draw:fill-color="#ffffff" draw:opacity="100%"/>
      <style:paragraph-properties fo:margin-top="0in" fo:margin-bottom="0in" loext:contextual-spacing="false" fo:line-height="120%" fo:text-align="justify" style:justify-single-word="false" fo:background-color="#ffffff" fo:padding="0in" fo:border="non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7" style:family="paragraph" style:parent-style-name="Text_20_body">
      <loext:graphic-properties draw:fill="solid" draw:fill-color="#ffffff" draw:opacity="100%"/>
      <style:paragraph-properties fo:margin-top="0in" fo:margin-bottom="0in" loext:contextual-spacing="false" fo:line-height="120%" fo:text-align="justify" style:justify-single-word="false" fo:background-color="#ffffff" fo:padding="0in" fo:border="none"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8" style:family="paragraph" style:parent-style-name="Text_20_body">
      <loext:graphic-properties draw:fill="solid" draw:fill-color="#ffffff" draw:opacity="100%"/>
      <style:paragraph-properties fo:margin-top="0in" fo:margin-bottom="0in" loext:contextual-spacing="false" fo:line-height="120%" fo:text-align="justify" style:justify-single-word="false" fo:background-color="#ffffff" fo:padding="0in" fo:border="none" style:writing-mode="lr-tb"/>
    </style:style>
    <style:style style:name="P9" style:family="paragraph" style:parent-style-name="Text_20_body">
      <loext:graphic-properties draw:fill="solid" draw:fill-color="#ffffff" draw:opacity="100%"/>
      <style:paragraph-properties fo:margin-top="0in" fo:margin-bottom="0in" loext:contextual-spacing="false" fo:line-height="120%" fo:text-align="justify" style:justify-single-word="false" fo:background-color="#ffffff" fo:padding="0in" fo:border="none" style:writing-mode="lr-tb"/>
      <style:text-properties fo:font-weight="normal"/>
    </style:style>
    <style:style style:name="P10" style:family="paragraph" style:parent-style-name="Text_20_body" style:master-page-name="Standard">
      <style:paragraph-properties style:page-number="1"/>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T1" style:family="text">
      <style:text-properties fo:font-size="10.5pt" style:font-size-asian="10.5pt" style:font-size-complex="10.5pt" fo:background-color="#ffffff"/>
    </style:style>
    <style:style style:name="T2" style:family="text">
      <style:text-properties fo:font-variant="normal" fo:text-transform="none" fo:color="#000000" style:text-line-through-style="none" style:text-line-through-type="none" style:font-name="Times New Roman" fo:font-size="11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loext:padding="0in" loext:border="none"/>
    </style:style>
    <style:style style:name="T4" style:family="text">
      <style:text-properties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 text:name="docs-internal-guid-d7ce5c10-7fff-03a6-7551-eddfaf4f439f"/><text:span text:style-name="T1">Ship Classification by ResNet Transfer Learning</text:span></text:p>
      <text:p text:style-name="Text_20_body"/>
      <text:p text:style-name="P2">Introduction</text:p>
      <text:p text:style-name="P2">Marine trading is an important industry sector in Singapore. Recent news indicates that xxxxxxxxxxxxxxxxxxxxxxxxxxx. Therefore, it is of utmost importance to monitor ships around Singapore and within the South East Asia region. In the past, ship detection models have been explored in CRISP. In this proposal a ship classification model is built from transfer learning of ResNet model with hyperparameter tuning, which improves validation accuracy from 75% to 96%, and a real time classification module is developed to aid future ship classification tasks in CRISP’s GIS system and has been tested on Google Earth ship imageries with satisfactory result. An original dataset of approximately xxx detailed ship images is used for training and validation.</text:p>
      <text:p text:style-name="Text_20_body"/>
      <text:p text:style-name="P2">About the data:</text:p>
      <text:p text:style-name="P2">The majority of data is taken from MASATI v2 (MAritime SATellite Imagery dataset) and ShipRImageNet dataset where detailed optical satellite ship images of several common ship types are provided. However, the images are not classified nor taken without the ships’ surroundings. Until the report is completed the ready ship classification datasets on the web have not emerged except for these two datasets. Other than that, open source optical satellite ship datasets are primarily collected for detection tasks, which do not require a high resolution satellite for capturing details of those ships. Hence ship detection datasets do not serve for classification purposes. To complement the two ship classification datasets above, more detailed ship images are collected from Google Earth where ground resolution is as high as approximately 0.3m. (?) </text:p>
      <text:p text:style-name="P2">MASATI v2</text:p>
      <text:p text:style-name="P2">ShipRImageNet</text:p>
      <text:p text:style-name="P2">The final dataset used for the model comprises seven balanced classes, i.e. boat, bulk cargo, container, cruiser, oil tank, submarine and yacht with an average of 120 ship image samples each, as shown in the bar chart below. Other categories of ships are not included such as fishing boats (as opposed to general white ships), service ships for construction, cruise ships for holidays, etc, because the number of these ship types is not aligned with the popular ship types. On top of that, unpopular ships might bring the problem of unbalanced dataset, which is adding bias in classification meaning the unpopular ships are likely to be misidentified as the popular ones.</text:p>
      <text:p text:style-name="P4"><text:soft-page-break/><draw:frame draw:style-name="fr1" draw:name="Image1" text:anchor-type="as-char" svg:width="5.0835in" svg:height="3.1354in" draw:z-index="0"><draw:image xlink:href="https://lh6.googleusercontent.com/US-0Tp2XUu6-7gQR4DDc0jfGLalUhob9jTMGj9VG-4nwWf-iDboghQsK104raxV1tHppLhW6s317RgHwMruWuxdUVFAws29V7TfKk33glfUKtpBGB5U1gqpenpTigAi-6324iLjSHzuvNUI0TJnoZTT16hPgDeC_xPujgZLmAGonta7yQIRMplHvPdygXA" xlink:type="simple" xlink:show="embed" xlink:actuate="onLoad" loext:mime-type="image/png"/></draw:frame></text:p>
      <text:p text:style-name="P2">About the model:</text:p>
      <text:p text:style-name="P2">Image Classification</text:p>
      <text:p text:style-name="P6">The problem of Image Classification goes like this: Given a set of images that are all labeled with a single category, we are asked to predict these categories for a novel set of test images and measure the accuracy of the predictions. There are a variety of challenges associated with this task, including viewpoint variation, scale variation, intra-class variation, image deformation, image occlusion, illumination conditions, background clutter etc.</text:p>
      <text:p text:style-name="P6">ResNet</text:p>
      <text:p text:style-name="P6">There are several popular models built on CNN to accomplish image classification tasks, such as xxxxx. Among them ResNet is a common architecture used in CRISP’s satellite images. </text:p>
      <text:p text:style-name="P8"> </text:p>
      <text:p text:style-name="P6">Background</text:p>
      <text:p text:style-name="P6">Researchers observed that it makes sense to affirm that “the deeper the better” when it comes to convolutional neural networks. This makes sense, since the models should be more capable (their flexibility to adapt to any space increase because they have a bigger parameter space to explore). However, it has been noticed that after some depth, the performance degrades.</text:p>
      <text:p text:style-name="P6">This was one of the bottlenecks of VGG. They couldn’t go as deep as wanted, because they started to lose generalization capability.</text:p>
      <text:p text:style-name="P8"> </text:p>
      <text:p text:style-name="P6">Motivation</text:p>
      <text:p text:style-name="P9"><text:span text:style-name="T2">Since neural networks are good function approximators, they should be able to easily solve the identify function, where the output of a function becomes the input itself.</text:span><text:span text:style-name="T3"><draw:frame draw:style-name="fr1" draw:name="Image2" text:anchor-type="as-char" svg:width="1.1772in" svg:height="0.4063in" draw:z-index="1"><draw:image xlink:href="https://lh5.googleusercontent.com/sWX-zLMoOSSrQF5V0n_wzcrgJvFdB98Jl-r83gMfCUmbBL2VF4Y7_-RS7r6ME0AFuDMO8FkLuB4JzoKc6UFj0AxDUl1O1YCO-UCJsYeYgjC3nLfkfnRqau84NM48RVeRQ_CBGSyHoTdxPiv9BpKwMd9q22XFehIbrZ-33jswLKiXmCdpRSJY4RwvIDXq7A" xlink:type="simple" xlink:show="embed" xlink:actuate="onLoad" loext:mime-type="image/png"/></draw:frame></text:span></text:p>
      <text:p text:style-name="P8"> </text:p>
      <text:p text:style-name="P6"><text:soft-page-break/>Following the same logic, if we bypass the input to the first layer of the model to be the output of the last layer of the model, the network should be able to predict whatever function it was learning before with the input added to it.</text:p>
      <text:p text:style-name="P7"><draw:frame draw:style-name="fr1" draw:name="Image3" text:anchor-type="as-char" svg:width="1.8437in" svg:height="0.3752in" draw:z-index="2"><draw:image xlink:href="https://lh6.googleusercontent.com/uqK57EfVRX8D_5qAQ58llwmtiHVtlTsqpWd09TFne9Vuoea2ClQOv36qZ9R0dzbQfKgmFehh3d8e0iQ5sInFeYfbH4GrJ6Pds5YXCFpXvn9BympsJliwMq_I6NrUOJiDACUG7bC_uBPA-pauzM7eS_QaLjODPQTt2g1JEeAWjtxw_D6LKGKEgmPZjGWJhQ" xlink:type="simple" xlink:show="embed" xlink:actuate="onLoad" loext:mime-type="image/png"/></draw:frame></text:p>
      <text:p text:style-name="P6">The intuition is that learning f(x) = 0 has to be easy for the network.</text:p>
      <text:p text:style-name="P8"> </text:p>
      <text:p text:style-name="P6">What problems ResNets solve?</text:p>
      <text:p text:style-name="P6">One of the problems ResNets solve is the famous known vanishing gradient. This is because when the network is too deep, the gradients from where the loss function is calculated easily shrink to zero after several applications of the chain rule. This result on the weights never updating its values and therefore, no learning is being performed.</text:p>
      <text:p text:style-name="P6">With ResNets, the gradients can flow directly through the skip connections backwards from later layers to initial filters.</text:p>
      <text:p text:style-name="P8"> </text:p>
      <text:p text:style-name="P6">Architecture</text:p>
      <text:p text:style-name="P8"> </text:p>
      <text:p text:style-name="P7"><draw:frame draw:style-name="fr1" draw:name="Image4" text:anchor-type="as-char" svg:width="6.5in" svg:height="2.8335in" draw:z-index="3"><draw:image xlink:href="https://lh6.googleusercontent.com/YhuPeYklcd2YNGrcewb3-uE8m2vQhZAzOO88gt-Jlu5VJR0M0KXMG9K1meU7bOJ44IrBd4bK-Jikljl5NGuE4l5eQiMsmzbi-cCfuj4bcCfm2yUKtl5_76PJRGYhzgPPEToBqn3FC6ODRp91c7oRa_fi3xi-C8TmJc_W9xyVT7D7QuihpdiO2bZM0JG1cw" xlink:type="simple" xlink:show="embed" xlink:actuate="onLoad" loext:mime-type="image/png"/></draw:frame></text:p>
      <text:p text:style-name="P6">Figure 1. ResNet 34 from original paper [1]</text:p>
      <text:p text:style-name="P6">Since ResNets can have variable sizes, depending on how big each of the layers of the model are, and how many layers it has, we will follow the described by the authors in the paper [1] — ResNet 34 — in order to explain the structure after these networks.</text:p>
      <text:p text:style-name="P8"> </text:p>
      <text:p text:style-name="P6">If you have taken a look at the paper, you will have probably seen some figures and tables like the following ones, that you are struggling to follow. Lets depict those figures by going into the detail of every step.</text:p>
      <text:p text:style-name="P6">In here we can see that the ResNet (the one on the right) consists on one convolution and pooling step (on orange) followed by 4 layers of similar behavior.</text:p>
      <text:p text:style-name="P6"><text:soft-page-break/>Each of the layers follow the same pattern. They perform 3x3 convolution with a fixed feature map dimension (F) [64, 128, 256, 512] respectively, bypassing the input every 2 convolutions. Furthermore, the width (W) and height (H) dimensions remain constant during the entire layer.</text:p>
      <text:p text:style-name="P6">The dotted line is there, precisely because there has been a change in the dimension of the input volume (of course a reduction because of the convolution). Note that this reduction between layers is achieved by an increase on the stride, from 1 to 2, at the first convolution of each layer; instead of by a pooling </text:p>
      <text:p text:style-name="P8"> </text:p>
      <text:p text:style-name="P7"><draw:frame draw:style-name="fr1" draw:name="Image5" text:anchor-type="as-char" svg:width="6.5in" svg:height="2.6665in" draw:z-index="4"><draw:image xlink:href="https://lh5.googleusercontent.com/K4Msy0KggIriPj4JWQW92HgZFk4NjfdO_HTI63eBoddt1fJ_8idJIEe4rU6Tw_vyELNk2zfeOoqQcqsLSEU0mhju3yb3lJItWtPh620IvZQyXCfpFhko0glLx19YWBJgZ04JJtd_yDaBr80H9tbv0z22i9DDg1TfrvorCo2Vk3UKwJNlZNpGS_puLaE4cQ" xlink:type="simple" xlink:show="embed" xlink:actuate="onLoad"/></draw:frame></text:p>
      <text:p text:style-name="P8"> </text:p>
      <text:p text:style-name="P6">Figure 3. Another look at ResNet 34</text:p>
      <text:p text:style-name="Text_20_body"/>
      <text:p text:style-name="P2">About tuning:</text:p>
      <text:p text:style-name="P2">Result from pure resnet. </text:p>
      <text:p text:style-name="P2">Training accuracy is around 30 percent. Training time is about a day for this un-optimised model. With the long training time and low training accuracy, it is not advisable to continue with this model. </text:p>
      <text:p text:style-name="P2">Initial result from transfer learning without tuning. </text:p>
      <text:p text:style-name="P2">Training accuracy is 97% but validation accuracy is 75%. Training time is around 5 hours. The training accuracy has increased compared to the previous model, i.e. without transfer learning, but validation accuracy is to be improved further.</text:p>
      <text:p text:style-name="P5"><text:soft-page-break/><draw:frame draw:style-name="fr1" draw:name="Image6" text:anchor-type="as-char" svg:width="8.6665in" svg:height="4.8437in" draw:z-index="5"><draw:image xlink:href="https://lh6.googleusercontent.com/Q7lxvcnj_w2GgMH9MHPjfbyYx7NszXtVeS8JXKy0bPvecC0db_6qbP-bNiL1fcC_f_mb-4flkyOlOhbnEQTLT0sK9IMSiOBTQZDGh-wfia79EvH60O4ibp4K0NmdazhoJ2cqgicf49l2AUD4SCzethKCaE1POk3tFYP7Jg6UgtCdF6hK-bV-oRcjc3FVpw" xlink:type="simple" xlink:show="embed" xlink:actuate="onLoad" loext:mime-type="image/png"/></draw:frame></text:p>
      <text:p text:style-name="P2">Train_acc_5</text:p>
      <text:p text:style-name="Text_20_body"/>
      <text:p text:style-name="P2">The problem of overfitting</text:p>
      <text:p text:style-name="P2">When training accuracy is high and validation accuracy is low, the problem of overfitting occurs. It means that with new ship images, the trained model cannot correctly classify them although it does well within the training set. Another intuitive way to interpret overfitting is by a statistical example called linear regression. Insert overfitting. </text:p>
      <text:p text:style-name="Text_20_body"/>
      <text:p text:style-name="P5"><text:soft-page-break/><draw:frame draw:style-name="fr1" draw:name="Image7" text:anchor-type="as-char" svg:width="6.5in" svg:height="3.3543in" draw:z-index="6"><draw:image xlink:href="https://lh6.googleusercontent.com/68k3873HGckbuSOsSAAdccgG-MSJVvE3a8X1Q8nglvI6yb8QsmUInuNQD_fMTZFZBbolyOId5PnTZBt4DqexFdWxiBPOu1ADicJH6qEo4oDe3ckIpPMJz7QP9OeOqx31SHNRtasumIuEenP0GwhHuOckHakttqKps6kJQhSzJKb06zHY0u_ndhjfEZwlow" xlink:type="simple" xlink:show="embed" xlink:actuate="onLoad" loext:mime-type="image/png"/></draw:frame></text:p>
      <text:p text:style-name="Text_20_body"/>
      <text:p text:style-name="P2">In statistics, xxxxxxxx. The prediction model is so saturated due to compromise with the outliers in the data that prediction of average data is affected. Similarly, with image classification, outliers in the training set bend the training model too much in order to achieve the accuracy target, but in fact the model is not optimal yet. </text:p>
      <text:p text:style-name="P2">Ways to solve overfitting:</text:p>
      <text:p text:style-name="P2">A) get more data</text:p>
      <text:p text:style-name="P2">B) add data augmentation</text:p>
      <text:p text:style-name="P2">C) reduce model complexity</text:p>
      <text:p text:style-name="P2">D) increase regularization</text:p>
      <text:p text:style-name="P3">E) tune hyperparameters</text:p>
      <text:p text:style-name="P3">Model complexity is discussed as a hyperparameter in this report.</text:p>
      <text:p text:style-name="Text_20_body"/>
      <text:p text:style-name="P2">Data augmentation</text:p>
      <text:p text:style-name="P2">As compared to the last figure, the training process is faster as shown by the early appearance of the plateau. However, validation accuracy is still around 80%.</text:p>
      <text:p text:style-name="P5"><text:soft-page-break/><draw:frame draw:style-name="fr1" draw:name="Image8" text:anchor-type="as-char" svg:width="6.5in" svg:height="3.6354in" draw:z-index="7"><draw:image xlink:href="https://lh4.googleusercontent.com/NCWaqZHaXCCWkEV32cDxeagpROQKlNnbPczxph6W3_Kt9P36kEneNcBYkbHyPA7C9T4OdgmIGZvgFnp91jDbF068BhRUZnDpfU_r7ECGBU5CWafz2mAm3I7Ok4ZTXcaI3ZO-unm0pg_3OXRW0wpPg1hHVBxNrmrNgTZlbrdUPq5ENG57NtWtBrr79kWDPQ" xlink:type="simple" xlink:show="embed" xlink:actuate="onLoad" loext:mime-type="image/png"/></draw:frame></text:p>
      <text:p text:style-name="P2">train_acc_8</text:p>
      <text:p text:style-name="Text_20_body"/>
      <text:p text:style-name="P2">Tuning procedure. Change parameters in sequence. </text:p>
      <text:p text:style-name="P2">Learning rate is the most important parameter to tune. So this number is addressed first, as shown below.</text:p>
      <text:p text:style-name="P2">Learning rate</text:p>
      <text:p text:style-name="P2">18 lr 0.02 batchsize 32 layer 18: 94.73</text:p>
      <text:p text:style-name="P5"><text:soft-page-break/><draw:frame draw:style-name="fr1" draw:name="Image9" text:anchor-type="as-char" svg:width="6.5in" svg:height="3.6354in" draw:z-index="8"><draw:image xlink:href="https://lh5.googleusercontent.com/aMjVK5J0WGKWvqoXkbE30CrEZGz9onjVKi4xl97SOvXzyZ-Qh9VRyjodddPkGRzjiWz0akuYdv0bjInMENCWgN9ApJfFbNkveqhZBEZ93Wid9mXWMaJ_AsV7vqnui-yc0fNR4Zer6c0wEqU55E4rnFgGhBTUXcu1-tPdtiLq--mYtds2Me-GxSRJ8__UEA" xlink:type="simple" xlink:show="embed" xlink:actuate="onLoad" loext:mime-type="image/png"/></draw:frame></text:p>
      <text:p text:style-name="P2">19 lr 0.1  batchsize 32 layer 18: 83.0</text:p>
      <text:p text:style-name="P5"><draw:frame draw:style-name="fr1" draw:name="Image10" text:anchor-type="as-char" svg:width="6.5in" svg:height="3.6354in" draw:z-index="9"><draw:image xlink:href="https://lh3.googleusercontent.com/QS3vu2Kih9OzSRNfkElZZdNL9elLQeFpJaq5pJE-My_NVHkcGtkisHJ35GN2D1CQEOVi4amjQUUTvqd70_jyPRMM8K7cTYl0NigXln0ZyVGF8nHoNfh3fbKqwx39b_asTRx1JFCbQSQ4ttUzSj06tnFwyhiil_z0jLcs9Y6DUcu9NySm1T9Tet8Tpzsz8g" xlink:type="simple" xlink:show="embed" xlink:actuate="onLoad" loext:mime-type="image/png"/></draw:frame></text:p>
      <text:p text:style-name="P2">20 lr 0.05 batchsize 32 layer 18: 92.7</text:p>
      <text:p text:style-name="P5"><text:soft-page-break/><draw:frame draw:style-name="fr1" draw:name="Image11" text:anchor-type="as-char" svg:width="6.5in" svg:height="3.6354in" draw:z-index="10"><draw:image xlink:href="https://lh6.googleusercontent.com/jq-T76QgFxUa5ufK2CUJn8ZuWrjYa2Ilmki0BR8HOD8ZkjEQvmpu3LxBnvYP0JhL1LWzWiB84jf_rvDKynAAkJ4mTzF4QLd_PvUv4K5so-VhMLuCDbjkuN8ElhSGW8at_papZP9rajWbNEag-n4xMET-khPc3k6165pey_P0ZktDc2FZngiAYIgOWOss_A" xlink:type="simple" xlink:show="embed" xlink:actuate="onLoad" loext:mime-type="image/png"/></draw:frame></text:p>
      <text:p text:style-name="P2">21 lr 0.01 batchsize 32 layer 18: 93.9</text:p>
      <text:p text:style-name="P5"><draw:frame draw:style-name="fr1" draw:name="Image12" text:anchor-type="as-char" svg:width="6.5in" svg:height="3.6354in" draw:z-index="11"><draw:image xlink:href="https://lh4.googleusercontent.com/66W7xGcz9gCQlyKihTEGj_urtWO7NanE2U3_D5Dc_OgyNzwoAcEaQBuI3EfWs7eAQYU1O3APgM9Dn_mJmWhlVpd-nLJbCmlnrGxiLhbuDMti2x_Ri-WihqyaUEwWeYZ800w_UT1mCUpiTW_yICcblYMWUjgUhPyVYRXUZaGP-KUonvd7Lym9re4K8_hzYQ" xlink:type="simple" xlink:show="embed" xlink:actuate="onLoad" loext:mime-type="image/png"/></draw:frame></text:p>
      <text:p text:style-name="P2">22 lr0.001 batchsize 32 layer 18: 88.3 stable</text:p>
      <text:p text:style-name="P5"><text:soft-page-break/><draw:frame draw:style-name="fr1" draw:name="Image13" text:anchor-type="as-char" svg:width="6.5in" svg:height="3.6354in" draw:z-index="12"><draw:image xlink:href="https://lh3.googleusercontent.com/cOAmHLeqcfq_-87BHQpKc_FAmUHhkIbJzdKewE_7-CfRYWsoKkNQss8o-R7bgiF9p3bNQSh_zXp-8fh9FgGbTvTAv1YETk437fQQNHofm1PXlkNqK7XZWsz1AqFmBunpBHETMidCVvI3s2mrfGpOmtP_YW21dSQQdvNMitSvIJZW4zd13WqjjMtgg4p0Gw" xlink:type="simple" xlink:show="embed" xlink:actuate="onLoad" loext:mime-type="image/png"/></draw:frame></text:p>
      <text:p text:style-name="P2">23 lr0.0001batchsize 32 layer 18: 88.9 stable</text:p>
      <text:p text:style-name="P5"><draw:frame draw:style-name="fr1" draw:name="Image14" text:anchor-type="as-char" svg:width="6.5in" svg:height="3.6354in" draw:z-index="13"><draw:image xlink:href="https://lh6.googleusercontent.com/odxMUM5F_zJimDe5nQBPb7EEDloDZNORm9YaZDwKD_5T3ZY6a-PdMR4yO0qxfpztRgKtpjIT6O4YP7VknvJ8w8Da0ibaxHDS--npT9P9pgsYHunqjBpx6mXFm6RgJ9OeYNpqHrlUXQV8-ZoMgTzbEmbXAz140PXbbdO7JMFlo0a5uiXK_INktvAHKesqpw" xlink:type="simple" xlink:show="embed" xlink:actuate="onLoad" loext:mime-type="image/png"/></draw:frame></text:p>
      <text:p text:style-name="Text_20_body"/>
      <text:p text:style-name="P2">Insert figure with six different learning rate. Should be shape of a hill.</text:p>
      <text:p text:style-name="P1"><text:line-break/><text:line-break/><text:soft-page-break/><text:line-break/><text:line-break/><text:line-break/><text:line-break/><text:line-break/><text:line-break/></text:p>
      <text:p text:style-name="P2">Batchsize</text:p>
      <text:p text:style-name="P2">Batch size is compared twice with the same learning rate 0.01 or 0.02 and layer 18. The results of different batch sizes are similar.</text:p>
      <text:p text:style-name="P2">24 lr 0.01 batchsize 64 layer 18: 92.2</text:p>
      <text:p text:style-name="P5"><draw:frame draw:style-name="fr1" draw:name="Image15" text:anchor-type="as-char" svg:width="6.5in" svg:height="3.6354in" draw:z-index="14"><draw:image xlink:href="https://lh5.googleusercontent.com/Bu2OTVfETwuSJDCLD0Y4YtnfdTu4OdYkWoZDwctfknUWHWFNC2LgTIZGPXlj4te1mgh0FcDxetiAf2F-wFGPN2jEJJXnKelOaxZU6NrIbLcKSFDGXHK1mMDbHUWtxPvuCdXa2IKftjukPQ9XOAYIhDjBwwHNr9xm6XD66jZH8SDqIyQBWyLUXvSGgkmgIA" xlink:type="simple" xlink:show="embed" xlink:actuate="onLoad" loext:mime-type="image/png"/></draw:frame></text:p>
      <text:p text:style-name="P2">25 lr 0.02 batchsize 64 layer 18: 93.7</text:p>
      <text:p text:style-name="P5"><text:soft-page-break/><draw:frame draw:style-name="fr1" draw:name="Image16" text:anchor-type="as-char" svg:width="6.5in" svg:height="3.6354in" draw:z-index="15"><draw:image xlink:href="https://lh3.googleusercontent.com/Od8hrw4s4-dz-Z_PPh6srFHtLrH3UcDpw5Nw2zlDfdyNXx9G2wZhCWd-oCE6rrWIeWlXnnh271IVuN5TOAYPnRG74-bPLupWdfQBGt8E2lErUvbk5ybGG4qzdraFdPL5Rcn-3_eRZp0w7iOzIk-FjHDFUg-MQsAkJryT8QP1hS96E3SKT5YV6Zlv8kn3TA" xlink:type="simple" xlink:show="embed" xlink:actuate="onLoad" loext:mime-type="image/png"/></draw:frame></text:p>
      <text:p text:style-name="Text_20_body"/>
      <text:p text:style-name="P2">Number of layers</text:p>
      <text:p text:style-name="P2">Number of layers is compared twice with the same learning rate 0.01 or 0.02 and batch size 32. The results of different number of layers are similar.</text:p>
      <text:p text:style-name="Text_20_body"/>
      <text:p text:style-name="P2">26 lr 0.01 batchsize 32 layer 34: 94.8</text:p>
      <text:p text:style-name="P5"><text:soft-page-break/><draw:frame draw:style-name="fr1" draw:name="Image17" text:anchor-type="as-char" svg:width="6.5in" svg:height="3.6354in" draw:z-index="16"><draw:image xlink:href="https://lh4.googleusercontent.com/mrx41-c3TpFalPWIs0vM6RqaVXeNGHWVZcNTex3Vv6hDHMzOBmhRI7fhA3Pkdk6jPQaUHgWXTIf6gx6OpQtnwCIeJXMgmzJGi6DfYZULEip3oCUK5MVpJ0fu6aGjNPj5N1XPpXkBaKRswGPeZO6tofAf5CvFde9SoTroWlIeR-U9sAsoV8PaqCbi9FzC5Q" xlink:type="simple" xlink:show="embed" xlink:actuate="onLoad" loext:mime-type="image/png"/></draw:frame></text:p>
      <text:p text:style-name="P2">27 lr 0.02 batchsize 32 layer 34: 96.7 stable</text:p>
      <text:p text:style-name="P5"><draw:frame draw:style-name="fr1" draw:name="Image18" text:anchor-type="as-char" svg:width="6.5in" svg:height="3.6354in" draw:z-index="17"><draw:image xlink:href="https://lh3.googleusercontent.com/2xyFFojMl5MpCJOqiFzxbpw1bBZeYGN15doi7h-ULT43RbLyiCuLW3F9HMsM5XYX8kpPah5oxN3Ul2geYuKXTxTHSDtSdt2sM9AyjmvOZHwHngcxrOB8ymyFmnMwDpsWLD2Fqic6X1zF_f5d1dqC2d7DygwNN0Iyfn7aSQyiW6sQ3ZTSpcv7znTC79npMA" xlink:type="simple" xlink:show="embed" xlink:actuate="onLoad" loext:mime-type="image/png"/></draw:frame></text:p>
      <text:p text:style-name="Text_20_body"/>
      <text:p text:style-name="P2">Hence the best parameters are:</text:p>
      <text:p text:style-name="P1"><text:line-break/></text:p>
      <text:p text:style-name="P2"><text:soft-page-break/>About automation on google earth:</text:p>
      <text:p text:style-name="P2">Classification result is computed approximately after two seconds of running with an average CPU. </text:p>
      <text:p text:style-name="P5"><draw:frame draw:style-name="fr1" draw:name="Image19" text:anchor-type="as-char" svg:width="6.5in" svg:height="3.6354in" draw:z-index="18"><draw:image xlink:href="https://lh4.googleusercontent.com/3vZUxjV5S8mlwpRl6x9G_OSgiAlpRr9KAkxdU7E0Ord7PIvJKUAOo_a6UhZOOovS8FqSzbKreg1qDLCgvUHfWCShF4AQ_ryaEgTC9XuT8QsrzYpial_V49QvjtqDrYxuDqmTMY0-JNCjPBpbpIpi5misaV7iENWnfDUqzBHjZspMAz8EUwDhDAqmvBJl0g" xlink:type="simple" xlink:show="embed" xlink:actuate="onLoad"/></draw:frame></text:p>
      <text:p text:style-name="Text_20_body"/>
      <text:p text:style-name="P2">Limitations:</text:p>
      <text:p text:style-name="P2">Some drawbacks are inevitable, but the next thing to work on is to expand the types of ships. Below are some limitations the team has discovered.</text:p>
      <text:p text:style-name="P2">Boat and yacht can be mixed. This happens because a yacht’s body is pure white when the satellite is right above, and with its similar shape to a boat, they can be misidentified into each other.</text:p>
      <text:p text:style-name="P2">Insert pic</text:p>
      <text:p text:style-name="Text_20_body"/>
      <text:p text:style-name="P2">Bulk cargos can be misidentified as containers when the test window is zoomed out. This is because some particular subtypes of bulk cargos with a small number have similar box patterns as containers, and containers can look mono-coloured on cloudy days. Combined of both groups’ outliers, some ships  can be misidentified.</text:p>
      <text:p text:style-name="P2">Insert pic</text:p>
      <text:p text:style-name="Text_20_body"/>
      <text:p text:style-name="P2">All ships can be misidentified as boats when zoomed out. This is because the shape of all ships are similar due to hydrodynamics and so when big ships appear to be small they look exactly like a boat.</text:p>
      <text:p text:style-name="P2"><text:soft-page-break/>Insert pic</text:p>
      <text:p text:style-name="Text_20_body"/>
      <text:p text:style-name="P2">Open sea can be misidentified into submarine.</text:p>
      <text:p text:style-name="P2">Inser pic</text:p>
      <text:p text:style-name="P1"><text:line-break/></text:p>
      <text:p text:style-name="P2">A different design of submarine is not recognised by the model.</text:p>
      <text:p text:style-name="P2">Insert pic</text:p>
      <text:p text:style-name="Text_20_body"><text:span text:style-name="T4"><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1-03T17:02:32.308865401</dc:date>
    <meta:editing-duration>PT2M34S</meta:editing-duration>
    <meta:editing-cycles>1</meta:editing-cycles>
    <meta:generator>LibreOffice/6.4.7.2$Linux_X86_64 LibreOffice_project/40$Build-2</meta:generator>
    <meta:document-statistic meta:table-count="0" meta:image-count="19" meta:object-count="0" meta:page-count="15" meta:paragraph-count="114" meta:word-count="1589" meta:character-count="9664" meta:non-whitespace-character-count="8124"/>
  </office:meta>
</office:document-meta>
</file>